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24000000593F2DF669.png" manifest:media-type="image/png"/>
  <manifest:file-entry manifest:full-path="Pictures/10000000000001FF0000004A810938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710d9" officeooo:paragraph-rsid="000710d9"/>
    </style:style>
    <style:style style:name="P2" style:family="paragraph" style:parent-style-name="Standard">
      <style:text-properties officeooo:rsid="00087d2a" officeooo:paragraph-rsid="00087d2a"/>
    </style:style>
    <style:style style:name="P3" style:family="paragraph" style:parent-style-name="Standard">
      <style:text-properties officeooo:rsid="00091deb" officeooo:paragraph-rsid="00091deb"/>
    </style:style>
    <style:style style:name="P4" style:family="paragraph" style:parent-style-name="Standard">
      <style:text-properties officeooo:rsid="000a0fd7" officeooo:paragraph-rsid="000a0fd7"/>
    </style:style>
    <style:style style:name="P5" style:family="paragraph" style:parent-style-name="Standard">
      <style:text-properties officeooo:rsid="000b6d12" officeooo:paragraph-rsid="000b6d12"/>
    </style:style>
    <style:style style:name="P6" style:family="paragraph" style:parent-style-name="Standard">
      <style:text-properties officeooo:rsid="000e510d" officeooo:paragraph-rsid="000e51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ventar A p. 26 no. 6: Missa</text:p>
      <text:p text:style-name="P6"><draw:frame draw:style-name="fr2" draw:name="Image1" text:anchor-type="char" svg:x="1.741cm" svg:y="0.379cm" svg:width="13.52cm" svg:height="1.958cm" draw:z-index="0"><draw:image xlink:href="Pictures/10000000000001FF0000004A810938FE.png" xlink:type="simple" xlink:show="embed" xlink:actuate="onLoad" draw:mime-type="image/png"/></draw:frame></text:p>
      <text:p text:style-name="P6"/>
      <text:p text:style-name="P6"/>
      <text:p text:style-name="P6">Inventar B p. 110 no. 2: Missa fiduciae in Deum</text:p>
      <text:p text:style-name="P6"/>
      <text:p text:style-name="P6"><draw:frame draw:style-name="fr1" draw:name="Image2" text:anchor-type="char" svg:width="14.499cm" svg:height="2.355cm" draw:z-index="1"><draw:image xlink:href="Pictures/1000000000000224000000593F2DF6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A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A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2:41:15.170379494</meta:creation-date>
    <dc:date>2024-03-12T15:33:53.232185567</dc:date>
    <meta:editing-duration>PT2H29M22S</meta:editing-duration>
    <meta:editing-cycles>7</meta:editing-cycles>
    <meta:generator>LibreOffice/7.6.4.1$Linux_X86_64 LibreOffice_project/60$Build-1</meta:generator>
    <meta:document-statistic meta:table-count="0" meta:image-count="2" meta:object-count="0" meta:page-count="1" meta:paragraph-count="2" meta:word-count="17" meta:character-count="76" meta:non-whitespace-character-count="61"/>
  </office:meta>
</office:document-meta>
</file>